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orge is a room. The forhe is BLABLA of BLABLA.</text:p>
      <text:p text:style-name="Standard">The description of the Forge is "Everythings white. White tiles, white walls, white machines. In the center of the room is a big iron table. You approach it slowly. How does this work? A mechanical sound rips you out of your thoughts. 'Good evening. We are pleased to have you as our guest. What would you like to do?' The table moves into a horizontal position and a menu pops up. Do you just tip forging? How does it work?"</text:p>
      <text:p text:style-name="Standard">Forgemaster Kevin is a person. Forgemaster Kevin is in The Forge.</text:p>
      <text:p text:style-name="Standard">The description of Forgemaster Kevin is "I see, you´ve heard of the ancient skills. I´m sure you are here to search for help. I am convinced that you travelled a long journey to seek for support. Now here I am, how may i help you?"</text:p>
      <text:p text:style-name="Standard">Forgemaster Kevin carries Portalgun. Portalgun is a thing.</text:p>
      <text:p text:style-name="Standard">Instead of giving Supplies <text:s/>to Wolfgang:</text:p>
      <text:p text:style-name="Standard"><text:tab/>if the player has Portalframe, Portalbase and Energy, say "I hope this is what you were looking for. May it help you with your further journey! Take care of yourself, my friend.";</text:p>
      <text:p text:style-name="Standard"><text:tab/>otherwise say "I think you´re missing an important piece. Go back and find it, otherwise there is nothing I can do for you, my friend.";</text:p>
      <text:p text:style-name="Standard"><text:tab/>Now Forgemaster Kevin carries Portalframe, Portalbase and Energy;</text:p>
      <text:p text:style-name="Standard"><text:tab/>Now the player carries Portalg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S</meta:editing-duration>
    <meta:editing-cycles>3</meta:editing-cycles>
    <meta:generator>OpenOffice/4.1.3$Win32 OpenOffice.org_project/413m1$Build-9783</meta:generator>
    <dc:date>2018-02-16T14:24:56.96</dc:date>
    <meta:document-statistic meta:table-count="0" meta:image-count="0" meta:object-count="0" meta:page-count="1" meta:paragraph-count="10" meta:word-count="231" meta:character-count="1287"/>
    <dc:creator>Nico Enders</dc:creator>
    <meta:user-defined meta:name="Info 1"/>
    <meta:user-defined meta:name="Info 2"/>
    <meta:user-defined meta:name="Info 3"/>
    <meta:user-defined meta:name="Info 4"/>
  </office:meta>
</office:document-meta>
</file>